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ja sklepu (dla FTP):</text:p>
      <text:p text:style-name="Standard"/>
      <text:p text:style-name="Standard">• Pobierz osCommerce 2.3.2.</text:p>
      <text:p text:style-name="Standard"/>
      <text:p text:style-name="Standard">• Rozpakuj pliki na dysku.</text:p>
      <text:p text:style-name="Standard"/>
      <text:p text:style-name="Standard">• Zawartość folderu „catalog/” wgraj do katalogu głównego serwera (przy użyciu FTP). Można też wgrać pliki do subfolderu utworzonego w katalogu głównym np. http://www.mojastrona.pl/oscommerce.</text:p>
      <text:p text:style-name="Standard"/>
      <text:p text:style-name="Standard">Instalacja sklepu (dla DirectAdmin):</text:p>
      <text:p text:style-name="Standard"/>
      <text:p text:style-name="Standard">• Zaloguj się na swoją domenę w panelu DirectAdmin. Aby to zrobić, wpisz w przeglądarkę internetową adres swojej domeny i dodaj do niego ':2222' np. przykladowa_domena.pl:2222.</text:p>
      <text:p text:style-name="Standard"/>
      <text:p text:style-name="Standard">• Z menu 'Web Applications' wybierz 'zobacz więcej', sklep osCommerce znajdziesz w 'Aplikacje dla e-Commerce i Biznes'.</text:p>
      <text:p text:style-name="Standard"/>
      <text:p text:style-name="Standard">• Wybierz sklep i kliknij 'instaluj tą aplikację'. Ustal domenę i wybierz wersję sklepu. Najlepiej wybrać osCommerce 2.3.1 – pod nią została stworzona wtyczka integrująca. Po ustawieniu wszystkich parametrów kliknij 'Zainstaluj'.</text:p>
      <text:p text:style-name="Standard"/>
      <text:p text:style-name="Standard">Sklep zostanie zainstalowany na naszej domenie. Kolejnym krokiem jest jego integracja z ifirma.pl.</text:p>
      <text:p text:style-name="Standard"/>
      <text:p text:style-name="Standard">Instalacja wtyczki:</text:p>
      <text:p text:style-name="Standard"/>
      <text:p text:style-name="Standard">• Pobierz wtyczkę. Wybierz opcję 'Download' i format pliku (.zip lub tar.gz). Przy wyborze 'tar.gz' na dysku zostanie zapisany folder o nazwie 'ifirma-ifirma-api-sklepy-89a9f26'. Przy wyborze '.zip' zapisany zostanie plik, który po rozpakowaniu stworzy taki sam folder. Znajdziemy w nim pliki niezbędne do integracji sklepu z ifirma.pl.</text:p>
      <text:p text:style-name="Standard"/>
      <text:p text:style-name="Standard">• Wtyczkę trzeba skopiować do katalogu 'admin' za pomocą FTP.</text:p>
      <text:p text:style-name="Standard"/>
      <text:p text:style-name="Standard">• Z folderu, który wcześniej ściągnęliśmy z Github należy wgrać pliki:</text:p>
      <text:p text:style-name="Standard"/>
      <text:p text:style-name="Standard">api_configuration.php</text:p>
      <text:p text:style-name="Standard">api_request.php</text:p>
      <text:p text:style-name="Standard">config.ini</text:p>
      <text:p text:style-name="Standard">download.php</text:p>
      <text:p text:style-name="Standard">orders.php</text:p>
      <text:p text:style-name="Standard">Wgraj też FOLDER (nie pliki z foldera, a folder) 'ifirma'.</text:p>
      <text:p text:style-name="Standard"/>
      <text:p text:style-name="Standard">• Plik "configuration.php" podmieniamy w "catalog/admin/includes/boxes/configuration.php".</text:p>
      <text:p text:style-name="Standard"/>
      <text:p text:style-name="Standard">• Zmień uprawnienia wszystkim wgranym plikom (również tym w folderze 'ifirma'). Zaznacz je (klikając w kwadraciki po prawej stronie listy). Na dole strony wybierz opcję 'Ustaw uprawnienia' w okienko obok wpisując 755. Plikowi o nazwie 'config.ini' dajemy uprawnienia równe 777.</text:p>
      <text:p text:style-name="Standard"/>
      <text:p text:style-name="Standard">• Plik '001_ifirma_invoice_map.sql' zawiera zapytanie, które musimy wysłać do bazy danych naszego sklepu. Aby to zrobić należy:</text:p>
      <text:p text:style-name="Standard"/>
      <text:p text:style-name="Standard">• Zalogować się do phpMyAdmin.</text:p>
      <text:p text:style-name="Standard"><text:soft-page-break/>• Wybrać bazę danych osCommerce, która domyślnie zapisana jest jako '_osco1'</text:p>
      <text:p text:style-name="Standard"/>
      <text:p text:style-name="Standard">• Wybrać zakładkę 'SQL'.</text:p>
      <text:p text:style-name="Standard"/>
      <text:p text:style-name="Standard">• Wkleić treść pliku '001_ifirma_invoice_map.sql' i kliknąć opcję 'Wykonaj'.</text:p>
      <text:p text:style-name="Standard"/>
      <text:p text:style-name="Standard">• Przed skorzystaniem z API należy je skonfigurować za pomocą wygenerowanych w ifirma kluczy autoryzacyjnych. Aby wygenerować klucz należy:</text:p>
      <text:p text:style-name="Standard"/>
      <text:p text:style-name="Standard">Zalogować się w ifirma.pl.</text:p>
      <text:p text:style-name="Standard">Wybrać menu 'administracja' &gt; 'ustawienia' &gt; 'ustawienia' &gt; 'klucze autoryzacji'.</text:p>
      <text:p text:style-name="Standard">Wygenerować dwa klucze symetryczne, jeden dla abonenta, drugi dla faktury.</text:p>
      <text:p text:style-name="Standard">W przypadku integracji kilku sklepów z jednym kontem ifirma należy użyć tych samych kluczy autoryzacyjnych.</text:p>
      <text:p text:style-name="Standard"/>
      <text:p text:style-name="Standard">Integracja API:</text:p>
      <text:p text:style-name="Standard">• Zaloguj się w panelu administracyjnym swojego sklepu.</text:p>
      <text:p text:style-name="Standard">• Kliknij "Configuration" &gt; "Ifirma konfiguracja".</text:p>
      <text:p text:style-name="Standard">• Wklej wcześniej wygenerowane klucze, podaj login, którego używasz w ifirma i zapisz parametry.</text:p>
      <text:p text:style-name="Standard">• Aby wystawić fakturę wybierz "Customers" &gt; "Orders".</text:p>
      <text:p text:style-name="Standard"/>
      <text:p text:style-name="Standard">Integracja osCommerce z ifirma.pl została ukończona. Teraz przy każdym zamówieniu będzie można użyć opcji 'wystaw fakturę' lub 'wystaw fakturę wysyłkową'. Taka faktura pojawi się w menu 'Przychody' w aplikacji ifir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ek kruczynski</meta:initial-creator>
    <meta:creation-date>2012-08-13T14:07:31</meta:creation-date>
    <meta:document-statistic meta:table-count="0" meta:image-count="0" meta:object-count="0" meta:page-count="2" meta:paragraph-count="37" meta:word-count="431" meta:character-count="3157"/>
    <dc:date>2012-08-13T14:13:45</dc:date>
    <dc:creator>jarek kruczynski</dc:creator>
    <meta:editing-duration>PT6M15S</meta:editing-duration>
    <meta:editing-cycles>1</meta:editing-cycles>
    <meta:generator>OpenOffice.org/3.3$Unix OpenOffice.org_project/330m20$Build-9567</meta:generator>
  </office:meta>
</office:document-meta>
</file>